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f849" officeooo:paragraph-rsid="0006f849"/>
    </style:style>
    <style:style style:name="P2" style:family="paragraph" style:parent-style-name="Standard">
      <style:text-properties officeooo:rsid="0007c262" officeooo:paragraph-rsid="0007c2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: </text:p>
      <text:p text:style-name="P2">DON’T PANIC</text:p>
      <text:p text:style-name="P2">Plataforma que oferece serviços sociais para os habitantes e transeuntes do espaço.</text:p>
      <text:p text:style-name="P2"/>
      <text:p text:style-name="P2">- EXPLORAÇÃO LIVRE DO UNIVERSO</text:p>
      <text:p text:style-name="P2"/>
      <text:p text:style-name="P2">- RELAÇÕES DIPLOMÁTICAS NO ESPAÇO</text:p>
      <text:p text:style-name="P2"/>
      <text:p text:style-name="P2">- SAUDADES DA MINHA TERRA</text:p>
      <text:p text:style-name="P2"/>
      <text:p text:style-name="P2">Pontos de coleta de lixo espacia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4:35:40.223193820</meta:creation-date>
    <dc:date>2018-03-23T14:52:08.757260786</dc:date>
    <meta:editing-duration>PT6M18S</meta:editing-duration>
    <meta:editing-cycles>1</meta:editing-cycles>
    <meta:document-statistic meta:table-count="0" meta:image-count="0" meta:object-count="0" meta:page-count="1" meta:paragraph-count="7" meta:word-count="36" meta:character-count="224" meta:non-whitespace-character-count="194"/>
    <meta:generator>LibreOffice/5.4.5.1$Linux_X86_64 LibreOffice_project/40m0$Build-1</meta:generator>
  </office:meta>
</office:document-meta>
</file>